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tagonist</text:p>
      <text:p text:style-name="Standard">Middle-aged, slightly oversized pinstripe near-black suit, white shirt, red tie, hair short but not well-kempt. Wife (Clara) and kids (Mike, Suzy) left him less than a year back. Has his old family's old house all to himself.</text:p>
      <text:p text:style-name="Standard">Carries around a briefcase everywhere (acting as an inventory). Works a desk job at a detective agency.</text:p>
      <text:p text:style-name="Standard"/>
      <text:p text:style-name="Standard">Jenny</text:p>
      <text:p text:style-name="Standard">10-ish girl, blonde pigtails with light blue scrunchies, pink t-shirt, green/lime hotpants with white side stripes and edges. Rollerblades around the neighbourhood with her leashed yorkshire terri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2T21:02:20.06</meta:creation-date>
    <dc:date>2012-04-02T21:02:56.03</dc:date>
    <meta:editing-duration>PT13S</meta:editing-duration>
    <meta:editing-cycles>2</meta:editing-cycles>
    <meta:generator>LibreOffice/3.5$Windows_x86 LibreOffice_project/dc9775d-05ecbee-0851ad3-1586698-727bf66</meta:generator>
    <meta:document-statistic meta:table-count="0" meta:image-count="0" meta:object-count="0" meta:page-count="1" meta:paragraph-count="5" meta:word-count="83" meta:character-count="543" meta:non-whitespace-character-count="465"/>
  </office:meta>
</office:document-meta>
</file>